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1801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2_LS03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Unión de equipos clientes Windows y Linux al dominio Active Directory. Autenticación centralizada, gestión de cuentas de equipo y verificación del acceso al domin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1.er trimestre – semanas <text:span text:style-name="T1">6-7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3 – Realiza tareas de gestión sobre dominios identificando necesidades y aplicando herramientas de administración de dominios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b) Se ha reconocido el concepto de dominio y sus funciones.</text:p>
            <text:p text:style-name="P6">e) Se ha realizado la configuración básica del servicio de directorio.</text:p>
            <text:p text:style-name="P6">f) Se han utilizado agrupaciones de elementos para la creación de modelos administrativos.</text:p>
            <text:p text:style-name="P6">h) Se han utilizado herramientas de administración de dominios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Unión de cliente Windows al dominio: requisitos previos y proceso.</text:p>
            <text:p text:style-name="P6">2. Cuentas de equipo en Active Directory: creación y gestión.</text:p>
            <text:p text:style-name="P6">3. Inicio de sesión con credenciales de dominio.</text:p>
            <text:p text:style-name="P6">4. Perfiles locales vs. perfiles móviles: configuración y almacenamiento.</text:p>
            <text:p text:style-name="P6">5. Aplicación de directivas de grupo básicas al cliente.</text:p>
            <text:p text:style-name="P6">6. Introducción a la unión de clientes Linux al dominio (SSSD / Winbind).</text:p>
            <text:p text:style-name="P6">7. Verificación y solución de problemas de unión al dominio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VMs: Windows Server 2019 (DC) + Windows 10/11 (cliente) + Ubuntu (cliente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repaso de estructura del dominio.</text:p>
            <text:p text:style-name="P6">2. Exposición teórica: cuentas de equipo y perfiles.</text:p>
            <text:p text:style-name="P6">3. Demostración guiada: unión de cliente Windows.</text:p>
            <text:p text:style-name="P6">4. Práctica autónoma: unión de clientes Windows y Linux.</text:p>
            <text:p text:style-name="P6">5. Verificación y puesta en común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clientes Windows y Linux unidos al dominio (65 %).</text:p>
            <text:p text:style-name="P6">· Memoria técnica del proceso (25 %).</text:p>
            <text:p text:style-name="P6">· Observación directa / actitud (10 %).</text:p>
            <text:p text:style-name="P6">Mínimo: acceso al dominio verificado desde ambos clientes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Guía paso a paso simplificada para alumnado con dificultades.</text:p>
            <text:p text:style-name="P6">· Actividades de ampliación para alumnado avanzado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06:22.920000000</meta:creation-date>
    <dc:date>2026-04-20T10:08:10.835839296</dc:date>
    <meta:generator>LibreOffice/24.2.7.2$Linux_X86_64 LibreOffice_project/420$Build-2</meta:generator>
    <meta:editing-duration>PT3M39S</meta:editing-duration>
    <meta:document-statistic meta:table-count="2" meta:image-count="0" meta:object-count="0" meta:page-count="2" meta:paragraph-count="83" meta:word-count="596" meta:character-count="4036" meta:non-whitespace-character-count="3519"/>
  </office:meta>
</office:document-meta>
</file>